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ataSource.configure( final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JdbcDataSource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DataSourc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DataSource.createData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DataSource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